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dium-content-serif-font" svg:font-family="medium-content-serif-font, Georgia, Cambria, 'Times New Roman', Times, 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a4431" officeooo:paragraph-rsid="000a443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af6e5" officeooo:paragraph-rsid="000af6e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c9a8c" officeooo:paragraph-rsid="000c9a8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a4431" officeooo:paragraph-rsid="000a443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46464" style:font-name="Consolas" fo:font-size="10pt" fo:font-weight="normal" fo:background-color="#e8f2fe" loext:char-shading-value="0" style:font-size-asian="10pt" style:font-weight-asian="normal" style:font-weight-complex="normal"/>
    </style:style>
    <style:style style:name="T3" style:family="text">
      <style:text-properties officeooo:rsid="000af6e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1f5d" style:font-weight-asian="normal" style:font-weight-complex="normal"/>
    </style:style>
    <style:style style:name="T6" style:family="text">
      <style:text-properties fo:font-weight="normal" officeooo:rsid="000c9a8c" style:font-weight-asian="normal" style:font-weight-complex="normal"/>
    </style:style>
    <style:style style:name="T7" style:family="text">
      <style:text-properties fo:font-weight="normal" officeooo:rsid="000e455d" style:font-weight-asian="normal" style:font-weight-complex="normal"/>
    </style:style>
    <style:style style:name="T8" style:family="text">
      <style:text-properties fo:font-weight="normal" officeooo:rsid="000fb7f6" style:font-weight-asian="normal" style:font-weight-complex="normal"/>
    </style:style>
    <style:style style:name="T9" style:family="text">
      <style:text-properties officeooo:rsid="000e455d"/>
    </style:style>
    <style:style style:name="T10" style:family="text">
      <style:text-properties officeooo:rsid="000fb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hamento Aula PWIII</text:p>
      <text:p text:style-name="P1"/>
      <text:p text:style-name="P4"><text:span text:style-name="T1">Entity</text:span> – A notação @Entity, indica que a classe é uma entidade JPA, e é nessa entidade que são definidos os atributos, get<text:span text:style-name="T3">t</text:span>ers,<text:span text:style-name="T3"> setters, e contrutores, através da notação @Id é possível definir o atributo chave que sera gerado no banco de dados.</text:span></text:p>
      <text:p text:style-name="P4"/>
      <text:p text:style-name="P2">DAO – <text:span text:style-name="T4">Pacote Responsável por gerar de forma automática a conexão com o Banco de Dados</text:span></text:p>
      <text:p text:style-name="P2"><text:span text:style-name="T4"/></text:p>
      <text:p text:style-name="P2">Service – <text:span text:style-name="T5">Todos os serviços onde estão as regras de negocio e validações </text:span><text:span text:style-name="T6">ela faz a comunicação com o pacote DAO. É utilizada a notação @Service</text:span></text:p>
      <text:p text:style-name="P2"><text:span text:style-name="T6"/></text:p>
      <text:p text:style-name="P3">Resource – <text:span text:style-name="T4">É o Controlador entre o cliente e a camada Service. É utilizada a notação </text:span><text:span text:style-name="T7">@RestController, indicando que este controller responde no formato JSON</text:span></text:p>
      <text:p text:style-name="P3"/>
      <text:p text:style-name="P3">Exceptions – <text:span text:style-name="T7">Nessa camada são tratadas as exeções e validações</text:span></text:p>
      <text:p text:style-name="P3"/>
      <text:p text:style-name="P3">DTO – <text:s/><text:span text:style-name="T8">É uma classe com atributos simples, que usamos para otimizar a comunicação entre o cliente e o servidor</text:span></text:p>
      <text:p text:style-name="P2"><text:span text:style-name="T6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dium-content-serif-font" svg:font-family="medium-content-serif-font, Georgia, Cambria, 'Times New Roman', Times, 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1:07:41.244000000</meta:creation-date>
    <dc:date>2019-04-02T22:24:31.683000000</dc:date>
    <meta:editing-duration>PT2M49S</meta:editing-duration>
    <meta:editing-cycles>1</meta:editing-cycles>
    <meta:document-statistic meta:table-count="0" meta:image-count="0" meta:object-count="0" meta:page-count="1" meta:paragraph-count="7" meta:word-count="137" meta:character-count="824" meta:non-whitespace-character-count="687"/>
    <meta:generator>LibreOffice/6.1.4.2$Windows_X86_64 LibreOffice_project/9d0f32d1f0b509096fd65e0d4bec26ddd1938fd3</meta:generator>
  </office:meta>
</office:document-meta>
</file>